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2" svg:font-family="'Courier 10 Pitch'" style:font-pitch="fixed"/>
    <style:font-face style:name="Courier 10 Pitch1" svg:font-family="'Courier 10 Pitch'" style:font-adornments="Bold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2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rsid="000738e1" officeooo:paragraph-rsid="000738e1"/>
    </style:style>
    <style:style style:name="P3" style:family="paragraph" style:parent-style-name="Text_20_body">
      <style:text-properties officeooo:rsid="00089454" officeooo:paragraph-rsid="00089454"/>
    </style:style>
    <style:style style:name="P4" style:family="paragraph" style:parent-style-name="Heading_20_1" style:master-page-name="Right_20_Page">
      <style:paragraph-properties style:page-number="auto"/>
      <style:text-properties style:font-name="Courier 10 Pitch2" officeooo:rsid="00089454" officeooo:paragraph-rsid="00089454"/>
    </style:style>
    <style:style style:name="P5" style:family="paragraph" style:parent-style-name="Heading_20_3">
      <style:text-properties officeooo:paragraph-rsid="0006cf53"/>
    </style:style>
    <style:style style:name="P6" style:family="paragraph" style:parent-style-name="Heading_20_3">
      <style:paragraph-properties fo:break-before="page"/>
    </style:style>
    <style:style style:name="T1" style:family="text">
      <style:text-properties officeooo:rsid="000738e1"/>
    </style:style>
    <style:style style:name="T2" style:family="text">
      <style:text-properties officeooo:rsid="00089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lowin in the Wind (Bob Dylan)</text:h>
      <text:h text:style-name="Heading_20_2" text:outline-level="2">Time Signature: <text:span text:style-name="T2">4/4</text:span></text:h>
      <text:h text:style-name="Heading_20_2" text:outline-level="2">Chords: <text:span text:style-name="T2">Am, C, F, G</text:span></text:h>
      <text:h text:style-name="Heading_20_2" text:outline-level="2">Tempo: <text:span text:style-name="T1">130 - 150</text:span> BPM</text:h>
      <text:p text:style-name="P1"/>
      <text:h text:style-name="P6" text:outline-level="3">[INTRO]</text:h>
      <text:p text:style-name="P3">C <text:s/>F <text:s/>C </text:p>
      <text:h text:style-name="Heading_20_3" text:outline-level="3">[VERSE 1]</text:h>
      <text:p text:style-name="P3">C <text:s text:c="7"/>F <text:s text:c="11"/>C <text:s text:c="6"/></text:p>
      <text:p text:style-name="P3">How many roads must a man walk down</text:p>
      <text:p text:style-name="P3"><text:s text:c="11"/>F <text:s text:c="9"/>C <text:s text:c="3"/></text:p>
      <text:p text:style-name="P3">before you call him a man?</text:p>
      <text:p text:style-name="P3"><text:s text:c="9"/>F <text:s text:c="10"/>C <text:s text:c="9"/></text:p>
      <text:p text:style-name="P3">How many seas must a white dove sail</text:p>
      <text:p text:style-name="P3"><text:s text:c="15"/>F <text:s text:c="11"/>G <text:s text:c="2"/></text:p>
      <text:p text:style-name="P3">before she can sleep in the sand?</text:p>
      <text:p text:style-name="P3">C <text:s text:c="7"/>F <text:s text:c="13"/>C <text:s text:c="11"/></text:p>
      <text:p text:style-name="P3">How many times must the cannon balls fly</text:p>
      <text:p text:style-name="P3"><text:s text:c="16"/>F <text:s text:c="6"/>G <text:s/></text:p>
      <text:p text:style-name="P3">before they are forever banned?</text:p>
      <text:p text:style-name="P3"><text:s text:c="4"/>F <text:s text:c="8"/>G <text:s text:c="9"/>Am <text:s text:c="12"/>F <text:s text:c="2"/></text:p>
      <text:p text:style-name="P3">The answer my friend, is blowin' in the wind.</text:p>
      <text:p text:style-name="P3"><text:s text:c="13"/>G <text:s text:c="13"/>C <text:s/></text:p>
      <text:p text:style-name="P3">the answer is blowin' in the wind.</text:p>
      <text:h text:style-name="Heading_20_3" text:outline-level="3">[BREAK]</text:h>
      <text:p text:style-name="P3">C <text:s/>F <text:s/>C </text:p>
      <text:p text:style-name="P3">(with harp solo using a D diatonic blues harp)</text:p>
      <text:h text:style-name="Heading_20_3" text:outline-level="3">[VERSE 2]</text:h>
      <text:p text:style-name="P3">C <text:s text:c="7"/>F <text:s text:c="10"/>C <text:s text:c="6"/></text:p>
      <text:p text:style-name="P3">How many years can a mountain exist </text:p>
      <text:p text:style-name="P3"><text:soft-page-break/><text:s text:c="12"/>F <text:s text:c="12"/>C <text:s/></text:p>
      <text:p text:style-name="P3">before it's washed to the sea?</text:p>
      <text:p text:style-name="P3"><text:s text:c="9"/>F <text:s text:c="13"/>C <text:s text:c="5"/></text:p>
      <text:p text:style-name="P3">How many years can some people exist</text:p>
      <text:p text:style-name="P3"><text:s text:c="17"/>F <text:s text:c="10"/>G </text:p>
      <text:p text:style-name="P3">before they're allowed to be free? </text:p>
      <text:p text:style-name="P3">C <text:s text:c="7"/>F <text:s text:c="10"/>C <text:s text:c="11"/></text:p>
      <text:p text:style-name="P3">How many times can a man turn his head</text:p>
      <text:p text:style-name="P3"><text:s text:c="20"/>F <text:s text:c="11"/>C</text:p>
      <text:p text:style-name="P3">and pretend that he just doesn't see? </text:p>
      <text:p text:style-name="P3"><text:s text:c="4"/>F <text:s text:c="8"/>G <text:s text:c="9"/>Am <text:s text:c="12"/>F</text:p>
      <text:p text:style-name="P3">The answer my friend, is blowin' in the wind.</text:p>
      <text:p text:style-name="P3"><text:s text:c="14"/>G <text:s text:c="13"/>C </text:p>
      <text:p text:style-name="P3">the answer is blowin' in the wind.</text:p>
      <text:h text:style-name="Heading_20_3" text:outline-level="3">[BREAK]</text:h>
      <text:p text:style-name="P3">C <text:s/>F <text:s/>C </text:p>
      <text:h text:style-name="Heading_20_3" text:outline-level="3">[VERSE 3]</text:h>
      <text:p text:style-name="P3">C <text:s text:c="7"/>F <text:s text:c="11"/>C <text:s text:c="7"/></text:p>
      <text:p text:style-name="P3">How many times must a man look up </text:p>
      <text:p text:style-name="P3"><text:s text:c="14"/>F <text:s text:c="6"/>C <text:s text:c="3"/></text:p>
      <text:p text:style-name="P3">before he can see the sky? </text:p>
      <text:p text:style-name="P3"><text:s text:c="9"/>F <text:s text:c="8"/>C <text:s text:c="5"/></text:p>
      <text:p text:style-name="P3">How many ears must one person have</text:p>
      <text:p text:style-name="P3"><text:s text:c="14"/>F <text:s text:c="10"/>G <text:s text:c="2"/></text:p>
      <text:p text:style-name="P3">before he can hear people cry?</text:p>
      <text:p text:style-name="P3">C <text:s text:c="7"/>F <text:s text:c="13"/>C <text:s text:c="10"/></text:p>
      <text:p text:style-name="P3">How many deaths will it take till he knows</text:p>
      <text:p text:style-name="P3"><text:s text:c="14"/>F <text:s text:c="10"/>C <text:s text:c="2"/></text:p>
      <text:p text:style-name="P3"><text:soft-page-break/>that too many people have died? </text:p>
      <text:p text:style-name="P3"><text:s text:c="4"/>F <text:s text:c="8"/>G <text:s text:c="9"/>Am <text:s text:c="12"/>F <text:s text:c="2"/></text:p>
      <text:p text:style-name="P3">The answer my friend, is blowin' in the wind.</text:p>
      <text:p text:style-name="P3"><text:s text:c="14"/>G <text:s text:c="13"/>C</text:p>
      <text:p text:style-name="P3">the answer is blowin' in the wind.</text:p>
      <text:p text:style-name="P3"/>
      <text:h text:style-name="Heading_20_3" text:outline-level="3">[OUTRO]</text:h>
      <text:p text:style-name="P3">C <text:s/>F <text:s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2" svg:font-family="'Courier 10 Pitch'" style:font-pitch="fixed"/>
    <style:font-face style:name="Courier 10 Pitch1" svg:font-family="'Courier 10 Pitch'" style:font-adornments="Bold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Courier 10 Pitch" fo:font-family="'Courier 10 Pitch'" style:font-style-name="Regular" style:font-pitch="fixed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ourier 10 Pitch1" fo:font-family="'Courier 10 Pitch'" style:font-style-name="Bold" style:font-pitch="fixed" fo:font-size="15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Courier 10 Pitch" fo:font-family="'Courier 10 Pitch'" style:font-style-name="Regular" style:font-pitch="fixed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.25cm" loext:contextual-spacing="false"/>
      <style:text-properties fo:color="#000000" style:font-name="Courier 10 Pitch1" fo:font-family="'Courier 10 Pitch'" style:font-style-name="Bold" style:font-pitch="fixed" fo:font-size="18pt" fo:font-weight="bold" style:font-size-asian="14pt" style:font-weight-asian="bold" style:font-size-complex="14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09:53:06.886983190</meta:creation-date>
    <meta:editing-duration>PT2M54S</meta:editing-duration>
    <meta:editing-cycles>2</meta:editing-cycles>
    <meta:generator>LibreOffice/4.3.3.2$Linux_X86_64 LibreOffice_project/430m0$Build-2</meta:generator>
    <dc:title>Lyric Sheet</dc:title>
    <dc:date>2017-04-02T09:56:01.071744000</dc:date>
    <meta:document-statistic meta:table-count="0" meta:image-count="0" meta:object-count="0" meta:page-count="4" meta:paragraph-count="64" meta:word-count="284" meta:character-count="1844" meta:non-whitespace-character-count="932"/>
    <meta:template xlink:type="simple" xlink:actuate="onRequest" xlink:title="Lyric Sheet" xlink:href="../../../../.config/libreoffice/4/user/template/Lyric%20Sheet1.ott" meta:date="2017-04-02T09:53:06.632511688"/>
  </office:meta>
</office:document-meta>
</file>